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1dd" officeooo:paragraph-rsid="0006b1dd"/>
    </style:style>
    <style:style style:name="P2" style:family="paragraph" style:parent-style-name="Standard">
      <style:text-properties officeooo:rsid="00074529" officeooo:paragraph-rsid="00074529"/>
    </style:style>
    <style:style style:name="P3" style:family="paragraph" style:parent-style-name="Standard">
      <style:text-properties officeooo:rsid="00074529" officeooo:paragraph-rsid="000525b7"/>
    </style:style>
    <style:style style:name="T1" style:family="text">
      <style:text-properties officeooo:rsid="00074529"/>
    </style:style>
    <style:style style:name="T2" style:family="text">
      <style:text-properties officeooo:rsid="000a4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Loud Timestamps: [ 24.683625 <text:s/>24.68375 <text:s text:c="2"/>24.694375 ... 737.95075 <text:s/>737.950875 737.955625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52.633900927</meta:creation-date>
    <dc:date>2023-06-06T15:38:25.534803511</dc:date>
    <meta:editing-duration>PT25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0" meta:character-count="88" meta:non-whitespace-character-count="75"/>
  </office:meta>
</office:document-meta>
</file>